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thJax Main" svg:font-family="'MathJax Main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58cm" table:align="right"/>
    </style:style>
    <style:style style:name="Tabelle1.A" style:family="table-column">
      <style:table-column-properties style:column-width="4.535cm"/>
    </style:style>
    <style:style style:name="Tabelle1.B" style:family="table-column">
      <style:table-column-properties style:column-width="12.423cm"/>
    </style:style>
    <style:style style:name="Tabelle1.A1" style:family="table-cell">
      <style:table-cell-properties fo:padding="0cm" fo:border="none"/>
    </style:style>
    <style:style style:name="Tabelle1.3" style:family="table-row">
      <style:table-row-properties style:min-row-height="0.429cm" style:use-optimal-row-height="fals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normal" style:font-weight-asian="normal" style:font-weight-complex="normal"/>
    </style:style>
    <style:style style:name="P3" style:family="paragraph" style:parent-style-name="Table_20_Contents">
      <style:text-properties fo:language="en" fo:country="US" fo:font-weight="normal" style:font-weight-asian="normal" style:font-weight-complex="normal"/>
    </style:style>
    <style:style style:name="P4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style:font-name="MathJax Main"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Absatz-Standardschriftart"><text:span text:style-name="T1">For additional Information (Symbols, Conventions, ...) see: </text:span></text:span><text:a xlink:type="simple" xlink:href="https://en.wikipedia.org/wiki/Extended_Backus–Naur_form" text:style-name="Internet_20_link" text:visited-style-name="Visited_20_Internet_20_Link"><text:span text:style-name="Absatz-Standardschriftart">https://en.wikipedia.org/wiki/Extended_Backus%E2%80%93Naur_form</text:span></text:a></text:p>
      <text:p text:style-name="Standard"><text:span text:style-name="Absatz-Standardschriftart"><text:span text:style-name="T1"/></text:span></text:p>
      <text:p text:style-name="Standard"><text:bookmark text:name="_GoBack"/><text:span text:style-name="Absatz-Standardschriftart"><text:span text:style-name="T1">Grammar Tuple: (V, </text:span></text:span><text:bookmark text:name="MathJax-Span-63"/><text:bookmark text:name="MathJax-Span-62"/><text:bookmark text:name="MathJax-Span-61"/><text:bookmark text:name="MathJax-Element-12-Frame"/><text:span text:style-name="Absatz-Standardschriftart"><text:span text:style-name="T2">Σ</text:span></text:span><text:span text:style-name="Absatz-Standardschriftart"><text:span text:style-name="T1"> , R, S)</text:span></text:span></text:p>
      <text:p text:style-name="P2"><text:s/></text:p>
      <text:p text:style-name="P2">V = Non-Terminals = {<text:span text:style-name="Absatz-Standardschriftart">s, source_file, package_declaration, import_declaration, import_path, toplevel_declaration, function_name, function, signature_rest, function_body</text:span>}</text:p>
      <text:p text:style-name="Standard"><text:span text:style-name="Absatz-Standardschriftart"><text:span text:style-name="T2">Σ </text:span></text:span><text:span text:style-name="Absatz-Standardschriftart"><text:span text:style-name="T1">= Terminals = Tokens (see "Tokens" subfolder)</text:span></text:span></text:p>
      <text:p text:style-name="P2">S = Starting Variable = S</text:p>
      <text:p text:style-name="P2">R = Production Rules (as following):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s</text:p>
          </table:table-cell>
          <table:table-cell table:style-name="Tabelle1.A1" office:value-type="string">
            <text:p text:style-name="P3">= source_file .</text:p>
          </table:table-cell>
        </table:table-row>
        <table:table-row>
          <table:table-cell table:style-name="Tabelle1.A1" office:value-type="string">
            <text:p text:style-name="P3">source_file</text:p>
          </table:table-cell>
          <table:table-cell table:style-name="Tabelle1.A1" office:value-type="string">
            <text:p text:style-name="P3">= package_declaration “;” import_declaration <text:s/>toplevel_declaration .</text:p>
          </table:table-cell>
        </table:table-row>
        <table:table-row table:style-name="Tabelle1.3">
          <table:table-cell table:style-name="Tabelle1.A1" office:value-type="string">
            <text:p text:style-name="P3">package_declaration </text:p>
          </table:table-cell>
          <table:table-cell table:style-name="Tabelle1.A1" office:value-type="string">
            <text:p text:style-name="P2">= “package” PID .</text:p>
          </table:table-cell>
        </table:table-row>
        <table:table-row table:style-name="Tabelle1.3">
          <table:table-cell table:style-name="Tabelle1.A1" office:value-type="string">
            <text:p text:style-name="P3">import_declaration</text:p>
          </table:table-cell>
          <table:table-cell table:style-name="Tabelle1.A1" office:value-type="string">
            <text:p text:style-name="Standard"><text:span text:style-name="Absatz-Standardschriftart"><text:span text:style-name="T1">= </text:span></text:span><text:span text:style-name="Source_20_Text"><text:span text:style-name="T1">ε</text:span></text:span></text:p>
            <text:p text:style-name="Standard"><text:span text:style-name="Absatz-Standardschriftart"><text:span text:style-name="T1">| import_declaration “import” import_path “;” .</text:span></text:span></text:p>
          </table:table-cell>
        </table:table-row>
        <table:table-row table:style-name="Tabelle1.3">
          <table:table-cell table:style-name="Tabelle1.A1" office:value-type="string">
            <text:p text:style-name="P1"><text:span text:style-name="Absatz-Standardschriftart"><text:span text:style-name="T3">import_path</text:span></text:span></text:p>
          </table:table-cell>
          <table:table-cell table:style-name="Tabelle1.A1" office:value-type="string">
            <text:p text:style-name="P2">= STRING .</text:p>
          </table:table-cell>
        </table:table-row>
        <table:table-row>
          <table:table-cell table:style-name="Tabelle1.A1" office:value-type="string">
            <text:p text:style-name="P3">toplevel_declaration</text:p>
          </table:table-cell>
          <table:table-cell table:style-name="Tabelle1.A1" office:value-type="string">
            <text:p text:style-name="Standard"><text:span text:style-name="T1">= </text:span><text:span text:style-name="Source_20_Text">ε</text:span></text:p>
            <text:p text:style-name="P2">| toplevel_declaration “func” function_name function .</text:p>
          </table:table-cell>
        </table:table-row>
        <table:table-row>
          <table:table-cell table:style-name="Tabelle1.A1" office:value-type="string">
            <text:p text:style-name="P2">function_name</text:p>
          </table:table-cell>
          <table:table-cell table:style-name="Tabelle1.A1" office:value-type="string">
            <text:p text:style-name="P2">= ID .</text:p>
          </table:table-cell>
        </table:table-row>
        <table:table-row>
          <table:table-cell table:style-name="Tabelle1.A1" office:value-type="string">
            <text:p text:style-name="P2">function</text:p>
          </table:table-cell>
          <table:table-cell table:style-name="Tabelle1.A1" office:value-type="string">
            <text:p text:style-name="P2">= signature_rest function_body .</text:p>
          </table:table-cell>
        </table:table-row>
        <table:table-row>
          <table:table-cell table:style-name="Tabelle1.A1" office:value-type="string">
            <text:p text:style-name="P2">signature_rest</text:p>
          </table:table-cell>
          <table:table-cell table:style-name="Tabelle1.A1" office:value-type="string">
            <text:p text:style-name="Standard"><text:span text:style-name="Absatz-Standardschriftart"><text:span text:style-name="T1">= “(“ “)” .</text:span></text:span></text:p>
          </table:table-cell>
        </table:table-row>
        <table:table-row>
          <table:table-cell table:style-name="Tabelle1.A1" office:value-type="string">
            <text:p text:style-name="P2">function_body</text:p>
          </table:table-cell>
          <table:table-cell table:style-name="Tabelle1.A1" office:value-type="string">
            <text:p text:style-name="Standard">= <text:span text:style-name="Absatz-Standardschriftart"><text:span text:style-name="T1">“{“ “}” .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thJax Main" svg:font-family="'MathJax Main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User</meta:initial-creator>
    <meta:creation-date>2009-04-16T11:32:00Z</meta:creation-date>
    <dc:date>2017-12-03T18:53:32.39</dc:date>
    <meta:print-date>2017-11-09T12:46:00Z</meta:print-date>
    <meta:editing-cycles>219</meta:editing-cycles>
    <meta:editing-duration>PT2H24M51S</meta:editing-duration>
    <meta:document-statistic meta:table-count="1" meta:image-count="0" meta:object-count="0" meta:page-count="1" meta:paragraph-count="29" meta:word-count="106" meta:character-count="83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